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XB Za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text-align="justify" style:justify-single-word="false" style:writing-mode="rl-tb"/>
      <style:text-properties style:font-name="XB Zar" fo:font-size="13pt" fo:font-weight="bold" style:font-size-asian="13pt" style:font-weight-asian="bold" style:font-name-complex="XB Zar" style:font-size-complex="13pt" style:font-weight-complex="bold"/>
    </style:style>
    <style:style style:name="P6" style:family="paragraph" style:parent-style-name="Standard">
      <style:paragraph-properties fo:text-align="justify" style:justify-single-word="false" style:writing-mode="rl-tb"/>
    </style:style>
    <style:style style:name="P7" style:family="paragraph" style:parent-style-name="Standard">
      <style:paragraph-properties fo:text-align="justify" style:justify-single-word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font-name="XB Zar" fo:font-size="13pt" fo:font-style="italic" style:font-size-asian="13pt" style:font-style-asian="italic" style:font-name-complex="XB Zar" style:font-size-complex="13pt" style:font-style-complex="italic"/>
    </style:style>
    <style:style style:name="T5" style:family="text">
      <style:text-properties style:font-name="XB Zar" fo:font-size="13pt" style:font-size-asian="13pt" style:font-name-complex="XB Zar" style:font-size-complex="13pt"/>
    </style:style>
    <style:style style:name="T6" style:family="text">
      <style:text-properties style:font-name="XB Zar" style:font-name-complex="XB Zar"/>
    </style:style>
    <style:style style:name="T7" style:family="text">
      <style:text-properties style:font-name="XB Zar" fo:background-color="transparent" style:font-name-complex="XB Za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3pt" style:font-size-asian="13pt" style:font-name-complex="XB Zar" style:font-size-complex="13pt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پیوست 3- منابع کتاب</text:p>
      <text:p text:style-name="P1"/>
      <text:p text:style-name="P1"/>
      <text:p text:style-name="P5">فصل اول: مقدمه</text:p>
      <text:p text:style-name="P1"><text:span text:style-name="T14">[1] J.</text:span> M. González-Barahona<text:span text:style-name="T14">, et al.</text:span><text:span text:style-name="T12"> (September 2009). </text:span><text:span text:style-name="T9">Introduction to Free Software</text:span><text:span text:style-name="T12"> (3</text:span><text:span text:style-name="T2">rd</text:span><text:span text:style-name="T12"> Ed.) [Online]. Available: http://ftacademy.org/materials/fsm/1#1</text:span></text:p>
      <text:p text:style-name="P3"><text:span text:style-name="T5">[2] “The Free Software Definition”, </text:span><text:span text:style-name="T4">Free Software Foundation (FSF)</text:span><text:span text:style-name="T5">, [Online] 2011, http://www.gnu.org/philosophy/free-sw.html (Accessed: 2 July 2011).</text:span></text:p>
      <text:p text:style-name="P4">[3] دکتر سعید فیروزآبادی، مصطفی مرادیان؛ «معرفی نرم‌افزار «فرهنگ» و نرم‌افزارهای موجود فرهنگ‌نگاری»؛ ارائه شده در نخستین همایش فرهنگ‌نویسی، مؤسسه‌ی لغت‌نامه‌ی دهخدا، اسفند ماه ۱۳۸۹.</text:p>
      <text:p text:style-name="P1"/>
      <text:p text:style-name="P5">فصل دوم: <text:span text:style-name="T6">نصب سیستم‌عامل دبیان گنو/لینوکس</text:span></text:p>
      <text:p text:style-name="P2"><text:span text:style-name="T13">[1] J. </text:span>López Sánchez-Montañés, et al. (February 2008). <text:span text:style-name="T8">GNU/Linux Basic operating system </text:span><text:span text:style-name="T11">(2</text:span><text:span text:style-name="T3">nd</text:span><text:span text:style-name="T11"> Ed.) [Online]. Available: http://ftacademy.org/materials/fsm/13#1</text:span></text:p>
      <text:p text:style-name="P1">[2] The Debian Installer Team. (2010). <text:span text:style-name="T8">Debian GNU/Linux Installation Guide</text:span><text:span text:style-name="T11">.</text:span> [Online]. Available: http://www.debian.org/releases/stable/installmanual</text:p>
      <text:p text:style-name="P1"/>
      <text:p text:style-name="P5">فصل سوم: <text:span text:style-name="T6">آشنایی با میزکار گنوم</text:span></text:p>
      <text:p text:style-name="P1">[1] N. Barkakati. “Trying Out Linux” in <text:span text:style-name="T8">Linux All-in-One Desk Reference for Dummies</text:span> (2<text:span text:style-name="T1">nd</text:span> Ed.). Hoboken, NJ: Wiley Publishing, Inc., 2006, pp. 111-130.</text:p>
      <text:p text:style-name="P1">[2] D. LeBlanc. “Checking Out Those Desktops” in <text:span text:style-name="T10">Linux for Dummies</text:span>, (6<text:span text:style-name="T1">th</text:span> Ed.). Hoboken, NJ: Wiley Publishing, Inc., 2005, pp. 105-132.</text:p>
      <text:p text:style-name="P1">[3] D. LeBlanc. “Gettin' Gooey with the GUIs” in <text:span text:style-name="T10">Linux for Dummies</text:span>, (6<text:span text:style-name="T1">th</text:span> Ed.). Hoboken, NJ: Wiley Publishing, Inc., 2005, pp. 293-306.</text:p>
      <text:p text:style-name="P6"><text:span text:style-name="T5">[4] آلن باغومیان. </text:span><text:span text:style-name="T4">کتاب آموزشی پارسیکس گنو/لینوکس نسخه ۲</text:span><text:span text:style-name="T5">. [آنلاین]. در دسترس: http://www.parsix.org</text:span></text:p>
      <text:p text:style-name="P1"/>
      <text:p text:style-name="P5">فصل چهارم: <text:span text:style-name="T6">آشنایی با نرم‌افزارهای کاربردی</text:span></text:p>
      <text:p text:style-name="P1">Gnome.org Website</text:p>
      <text:p text:style-name="P1">Inkscape Website</text:p>
      <text:p text:style-name="P1">Wikipedia.org</text:p>
      <text:p text:style-name="P1">OpenOffice.org</text:p>
      <text:p text:style-name="P1"/>
      <text:p text:style-name="P5">فصل پنجم: <text:span text:style-name="T6">مفاهیم و دستورهای اولیه</text:span></text:p>
      <text:p text:style-name="P1">FTA – Module M2b (Chapter 2)</text:p>
      <text:p text:style-name="P1">Filesystem Hierarchy Standard → pathname.com/fhs/</text:p>
      <text:p text:style-name="P1"><text:soft-page-break/>Wikipedia.org → FHS</text:p>
      <text:p text:style-name="P1">Linux All-in-One Desk Reference for Dummies, 2<text:span text:style-name="T1">nd</text:span> Ed. (Book II - Chapter 2 &amp; 3) (Book V – Chapter 2 &amp; 3)</text:p>
      <text:p text:style-name="P1">Wikipedia.org → Shell</text:p>
      <text:p text:style-name="P1">bash Manual – GNU.org</text:p>
      <text:p text:style-name="P1"/>
      <text:p text:style-name="P5">فصل ششم: <text:span text:style-name="T6">نصب و مدیریت بسته‌های نرم‌افزاری</text:span></text:p>
      <text:p text:style-name="P1">Debian Reference (EN) - (Chapter 2) – Debian.org</text:p>
      <text:p text:style-name="P1">Wikipedia.org → Advanced Packaging Tool – dpkg – deb (File format)</text:p>
      <text:p text:style-name="P1">Debian.org</text:p>
      <text:p text:style-name="P1"/>
      <text:p text:style-name="P5">فصل هفتم: <text:span text:style-name="T7">تنظیمات سخت‌افزارها</text:span></text:p>
      <text:p text:style-name="P1">cups.org</text:p>
      <text:p text:style-name="P1">Wikipedia.org → CUPS</text:p>
      <text:p text:style-name="P1">debianadmin.org → Setup CUPS (28 July 2011)</text:p>
      <text:p text:style-name="P1">FTA – M2b (Chapter 10 &amp; 11)</text:p>
      <text:p text:style-name="P1">Wikipedia.org → X Window System</text:p>
      <text:p text:style-name="P1">Xorg.org/wiki → X Window Figure (CC Licensed)</text:p>
      <text:p text:style-name="P1"/>
      <text:p text:style-name="P5">فصل هشتم: <text:span text:style-name="T6">مهاجرت به گنو/لینوکس</text:span></text:p>
      <text:p text:style-name="P1">IBM Redbooks – Linux Client Migration</text:p>
      <text:p text:style-name="P1">Wikipedia.org → List of linux adopters – Linux Adoption – Comparison of linux &amp; window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Bitstream Vera Sans" style:font-size-asian="18pt" style:font-weight-asian="bold" style:font-name-complex="DejaVu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2T15:54:52</dc:date>
    <dc:creator>Mostafa Moradian</dc:creator>
    <meta:editing-duration>P1DT2H13M14S</meta:editing-duration>
    <meta:editing-cycles>414</meta:editing-cycles>
    <meta:generator>LibreOffice/3.3$Linux LibreOffice_project/330m19$Build-202</meta:generator>
    <meta:document-statistic meta:table-count="0" meta:image-count="0" meta:object-count="0" meta:page-count="2" meta:paragraph-count="39" meta:word-count="363" meta:character-count="2306"/>
  </office:meta>
</office:document-meta>
</file>